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48cm" fo:min-width="3.81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85cm" fo:min-width="5cm"/>
    </style:style>
    <style:style style:name="gr3" style:family="graphic" style:parent-style-name="standard">
      <style:graphic-properties draw:textarea-horizontal-align="justify" draw:textarea-vertical-align="middle" draw:auto-grow-height="false" fo:min-height="1.636cm" fo:min-width="6.99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2cm" fo:min-width="3.1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6.1cm" svg:height="2.4cm" svg:x="6.9cm" svg:y="2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5.5cm" svg:height="2.1cm" svg:x="7.2cm" svg:y="5.9cm">
          <text:p text:style-name="P1">liczba = 12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7.491cm" svg:height="1.886cm" draw:transform="skewX (0.615403094253201) translate (6.209cm 9.314cm)">
          <text:p text:style-name="P1">Wypisz liczba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7.3cm" svg:height="2.9cm" svg:x="5cm" svg:y="13cm">
          <text:p text:style-name="P1">Liczba &lt; 96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5" draw:id="id5" draw:layer="layout" svg:width="5.5cm" svg:height="2.1cm" svg:x="14.5cm" svg:y="13.4cm">
          <text:p text:style-name="P1">liczba = liczba + 6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6.1cm" svg:height="2.4cm" svg:x="5.6cm" svg:y="17.5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9.95cm" svg:y1="4.5cm" svg:x2="9.95cm" svg:y2="5.9cm" draw:start-shape="id1" draw:start-glue-point="8" draw:end-shape="id2" draw:end-glue-point="0" svg:d="M9950 4500v1400" svg:viewBox="0 0 1 1401">
          <text:p/>
        </draw:connector>
        <draw:connector draw:style-name="gr5" draw:text-style-name="P3" draw:layer="layout" draw:type="line" svg:x1="9.95cm" svg:y1="8cm" svg:x2="9.954cm" svg:y2="9.314cm" draw:start-shape="id2" draw:start-glue-point="2" draw:end-shape="id3" draw:end-glue-point="0" svg:d="M9950 8000l4 1314" svg:viewBox="0 0 5 1315">
          <text:p/>
        </draw:connector>
        <draw:connector draw:style-name="gr5" draw:text-style-name="P3" draw:layer="layout" draw:type="line" svg:x1="8.621cm" svg:y1="11.2cm" svg:x2="8.65cm" svg:y2="13cm" draw:start-shape="id3" draw:start-glue-point="2" draw:end-shape="id4" draw:end-glue-point="4" svg:d="M8621 11200l29 1800" svg:viewBox="0 0 30 1801">
          <text:p/>
        </draw:connector>
        <draw:connector draw:style-name="gr6" draw:text-style-name="P3" draw:layer="layout" draw:type="line" svg:x1="12.3cm" svg:y1="14.45cm" svg:x2="14.5cm" svg:y2="14.45cm" draw:start-shape="id4" draw:start-glue-point="7" draw:end-shape="id5" svg:d="M12300 14450h2200" svg:viewBox="0 0 2201 1">
          <text:p text:style-name="P1">TAK</text:p>
        </draw:connector>
        <draw:connector draw:style-name="gr5" draw:text-style-name="P3" draw:layer="layout" svg:x1="17.25cm" svg:y1="13.4cm" svg:x2="13.033cm" svg:y2="10.257cm" draw:start-shape="id5" draw:start-glue-point="0" draw:end-shape="id3" draw:end-glue-point="1" svg:d="M17250 13400v-3143h-4217" svg:viewBox="0 0 4218 3144">
          <text:p/>
        </draw:connector>
        <draw:connector draw:style-name="gr6" draw:text-style-name="P3" draw:layer="layout" svg:x1="5cm" svg:y1="14.45cm" svg:x2="5.6cm" svg:y2="18.7cm" draw:start-shape="id4" draw:start-glue-point="5" draw:end-shape="id6" draw:end-glue-point="6" svg:d="M5000 14450h-501v4250h1101" svg:viewBox="0 0 1102 4251">
          <text:p text:style-name="P1">NIE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22:52:48.224000000</meta:creation-date>
    <meta:generator>LibreOffice/5.4.3.2$Windows_X86_64 LibreOffice_project/92a7159f7e4af62137622921e809f8546db437e5</meta:generator>
    <dc:date>2018-09-27T23:02:36.362000000</dc:date>
    <meta:editing-duration>PT9M47S</meta:editing-duration>
    <meta:editing-cycles>2</meta:editing-cycles>
    <meta:document-statistic meta:object-count="12"/>
  </office:meta>
</office:document-meta>
</file>